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2.291cm" fo:min-width="3.31cm"/>
    </style:style>
    <style:style style:name="gr2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4.195cm" fo:min-width="9.026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9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4.195cm" fo:min-width="3.31cm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152cm" fo:min-width="8.70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52cm" fo:min-width="5.53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683cm" fo:min-width="2.676cm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4.195cm" fo:min-width="4.58cm"/>
    </style:style>
    <style:style style:name="gr1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3.436cm"/>
      <style:paragraph-properties style:writing-mode="lr-tb"/>
    </style:style>
    <style:style style:name="gr18" style:family="graphic" style:parent-style-name="objectwithoutfill">
      <style:graphic-properties draw:marker-end="Arrowheads_20_6" draw:marker-end-width="0.3cm" draw:fill="none" draw:textarea-vertical-align="middle"/>
    </style:style>
    <style:style style:name="gr19" style:family="graphic" style:parent-style-name="objectwithoutfill">
      <style:graphic-properties draw:marker-end="Arrowheads_20_7" draw:marker-end-width="0.3cm" draw:fill="none" draw:textarea-vertical-align="middle"/>
    </style:style>
    <style:style style:name="gr20" style:family="graphic" style:parent-style-name="objectwithoutfill">
      <style:graphic-properties draw:marker-end="Arrowheads_20_8" draw:marker-end-width="0.3cm" draw:fill="none" draw:textarea-vertical-align="middle"/>
    </style:style>
    <style:style style:name="gr21" style:family="graphic" style:parent-style-name="standard">
      <style:graphic-properties draw:stroke="dash" draw:stroke-dash="Dash" svg:stroke-linecap="butt" draw:textarea-horizontal-align="justify" draw:textarea-vertical-align="middle" draw:auto-grow-height="false" fo:min-height="4.195cm" fo:min-width="6.485cm"/>
    </style:style>
    <style:style style:name="gr2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5.97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3.11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02cm" fo:min-width="1.849cm"/>
      <style:paragraph-properties style:writing-mode="lr-tb"/>
    </style:style>
    <style:style style:name="gr26" style:family="graphic" style:parent-style-name="objectwithoutfill">
      <style:graphic-properties draw:marker-end="Arrowheads_20_9" draw:marker-end-width="0.3cm" draw:fill="none" draw:textarea-vertical-align="middle"/>
    </style:style>
    <style:style style:name="gr27" style:family="graphic" style:parent-style-name="objectwithoutfill">
      <style:graphic-properties draw:marker-end="Arrowheads_20_10" draw:marker-end-width="0.3cm" draw:fill="none" draw:textarea-vertical-align="middle"/>
    </style:style>
    <style:style style:name="gr28" style:family="graphic" style:parent-style-name="objectwithoutfill">
      <style:graphic-properties draw:marker-end="Arrowheads_20_11" draw:marker-end-width="0.3cm" draw:fill="none" draw:textarea-vertical-align="middle"/>
    </style:style>
    <style:style style:name="gr29" style:family="graphic" style:parent-style-name="objectwithoutfill">
      <style:graphic-properties draw:marker-end="Arrowheads_20_12" draw:marker-end-width="0.3cm" draw:fill="none" draw:textarea-vertical-align="middle"/>
    </style:style>
    <style:style style:name="gr30" style:family="graphic" style:parent-style-name="objectwithoutfill">
      <style:graphic-properties draw:marker-end="Arrowheads_20_1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2.541cm" svg:x="13.064cm" svg:y="10.5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9.526cm" svg:height="4.445cm" svg:x="7.983cm" svg:y="9.2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81cm" svg:height="1.27cm" svg:x="8.301cm" svg:y="10.522cm">
          <text:p text:style-name="P1">Com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3.81cm" svg:height="1.27cm" svg:x="8.301cm" svg:y="12.109cm">
          <text:p text:style-name="P1">X!Tande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xml:id="id9" draw:id="id9" draw:layer="layout" svg:width="7.303cm" svg:height="0.962cm" svg:x="8.937cm" svg:y="9.255cm">
          <draw:text-box>
            <text:p>match peptide-spectrum</text:p>
          </draw:text-box>
        </draw:frame>
        <draw:frame draw:style-name="gr4" draw:text-style-name="P2" draw:layer="layout" svg:width="3.175cm" svg:height="0.962cm" svg:x="13.382cm" svg:y="10.512cm">
          <draw:text-box>
            <text:p>combine</text:p>
          </draw:text-box>
        </draw:frame>
        <draw:connector draw:style-name="gr5" draw:text-style-name="P3" draw:layer="layout" svg:x1="12.111cm" svg:y1="11.157cm" svg:x2="13.064cm" svg:y2="11.791cm" draw:start-shape="id1" draw:start-glue-point="1" draw:end-shape="id2" draw:end-glue-point="3" svg:d="M12111 11157h477v634h476" svg:viewBox="0 0 954 635">
          <text:p/>
        </draw:connector>
        <draw:connector draw:style-name="gr6" draw:text-style-name="P3" draw:layer="layout" svg:x1="12.111cm" svg:y1="12.744cm" svg:x2="13.064cm" svg:y2="11.791cm" draw:start-shape="id3" draw:start-glue-point="1" draw:end-shape="id2" draw:end-glue-point="3" svg:d="M12111 12744h477v-953h476" svg:viewBox="0 0 954 954">
          <text:p/>
        </draw:connector>
        <draw:custom-shape draw:style-name="gr7" draw:text-style-name="P1" draw:layer="layout" svg:width="3.175cm" svg:height="1.27cm" svg:x="13.382cm" svg:y="11.474cm">
          <text:p text:style-name="P1">xinterac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3.81cm" svg:height="0.962cm" svg:x="18.68cm" svg:y="9.252cm">
          <draw:text-box>
            <text:p>build library</text:p>
          </draw:text-box>
        </draw:frame>
        <draw:custom-shape draw:style-name="gr7" draw:text-style-name="P1" draw:layer="layout" svg:width="3.175cm" svg:height="1.27cm" svg:x="19.097cm" svg:y="12.112cm">
          <text:p text:style-name="P1">spectra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5" draw:id="id5" draw:layer="layout" svg:width="3.81cm" svg:height="4.445cm" svg:x="18.68cm" svg:y="9.252cm">
          <text:p/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7.509cm" svg:y1="11.474cm" svg:x2="18.68cm" svg:y2="11.474cm" draw:start-shape="id4" draw:start-glue-point="1" draw:end-shape="id5" draw:end-glue-point="3" svg:d="M17509 11474h1171" svg:viewBox="0 0 1172 1">
          <text:p/>
        </draw:connector>
        <draw:custom-shape draw:style-name="gr11" draw:text-style-name="P1" xml:id="id8" draw:id="id8" draw:layer="layout" svg:width="9.207cm" svg:height="1.588cm" svg:x="7.985cm" svg:y="6.714cm">
          <text:p text:style-name="P1">Sequence database </text:p>
          <text:p text:style-name="P1">FASTA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xml:id="id10" draw:id="id10" draw:layer="layout" svg:width="6.032cm" svg:height="1.588cm" svg:x="1.318cm" svg:y="6.715cm">
          <text:p text:style-name="P1">DIA-spectrum files </text:p>
          <text:p text:style-name="P1">mz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4" xml:id="id6" draw:id="id6" draw:layer="layout" svg:width="3.175cm" svg:height="4.491cm" svg:x="23.542cm" svg:y="9.206cm">
          <text:p text:style-name="P4">spectral</text:p>
          <text:p text:style-name="P4">library</text:p>
          <draw:enhanced-geometry svg:viewBox="0 0 21600 21600" draw:glue-points="10800 0 0 10800 10800 21600 21600 10800" draw:text-areas="0 0 21600 ?f11" draw:type="paper" draw:modifiers="13606.70658682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4" draw:text-style-name="P3" draw:layer="layout" svg:x1="22.49cm" svg:y1="11.474cm" svg:x2="23.542cm" svg:y2="11.452cm" draw:start-shape="id5" draw:start-glue-point="1" draw:end-shape="id6" draw:end-glue-point="5" svg:d="M22490 11474h526v-22h526" svg:viewBox="0 0 1053 23">
          <text:p/>
        </draw:connector>
        <draw:custom-shape draw:style-name="gr15" draw:text-style-name="P1" xml:id="id7" draw:id="id7" draw:layer="layout" svg:width="5.08cm" svg:height="4.445cm" svg:x="1.635cm" svg:y="9.255cm">
          <text:p/>
          <draw:enhanced-geometry svg:viewBox="0 0 21600 21600" draw:type="rectangle" draw:enhanced-path="M 0 0 L 21600 0 21600 21600 0 21600 0 0 Z N"/>
        </draw:custom-shape>
        <draw:frame draw:style-name="gr16" draw:text-style-name="P2" xml:id="id11" draw:id="id11" draw:layer="layout" svg:width="4.763cm" svg:height="1.673cm" svg:x="1.952cm" svg:y="9.245cm">
          <draw:text-box>
            <text:p>deconvolute</text:p>
            <text:p>spectra</text:p>
          </draw:text-box>
        </draw:frame>
        <draw:custom-shape draw:style-name="gr17" draw:text-style-name="P1" draw:layer="layout" svg:width="3.936cm" svg:height="1.27cm" svg:x="2.144cm" svg:y="12.112cm">
          <text:p text:style-name="P1">DIA-umpi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3" draw:layer="layout" svg:x1="6.715cm" svg:y1="11.477cm" svg:x2="7.983cm" svg:y2="11.474cm" draw:start-shape="id7" draw:start-glue-point="1" draw:end-shape="id4" draw:end-glue-point="3" svg:d="M6715 11477h634v-3h634" svg:viewBox="0 0 1269 4">
          <text:p/>
        </draw:connector>
        <draw:connector draw:style-name="gr19" draw:text-style-name="P3" draw:layer="layout" svg:x1="12.589cm" svg:y1="8.302cm" svg:x2="12.588cm" svg:y2="9.255cm" draw:start-shape="id8" draw:start-glue-point="6" draw:end-shape="id9" draw:end-glue-point="0" svg:d="M12589 8302v503h-1v450" svg:viewBox="0 0 2 954">
          <text:p/>
        </draw:connector>
        <draw:connector draw:style-name="gr20" draw:text-style-name="P3" draw:layer="layout" svg:x1="4.334cm" svg:y1="8.303cm" svg:x2="4.333cm" svg:y2="9.245cm" draw:start-shape="id10" draw:start-glue-point="6" draw:end-shape="id11" draw:end-glue-point="0" svg:d="M4334 8303v497h-1v445" svg:viewBox="0 0 2 943">
          <text:p/>
        </draw:connector>
        <draw:custom-shape draw:style-name="gr21" draw:text-style-name="P1" xml:id="id12" draw:id="id12" draw:layer="layout" svg:width="6.985cm" svg:height="4.445cm" svg:x="1.635cm" svg:y="14.97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6.032cm" svg:height="1.905cm" svg:x="2.27cm" svg:y="14.97cm">
          <draw:text-box>
            <text:p>Identify &amp; quantify peptides</text:p>
          </draw:text-box>
        </draw:frame>
        <draw:custom-shape draw:style-name="gr23" draw:text-style-name="P1" draw:layer="layout" svg:width="6.476cm" svg:height="1.27cm" svg:x="1.952cm" svg:y="17.827cm">
          <text:p text:style-name="P1">OpenSwathWorkf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13" draw:id="id13" draw:layer="layout" svg:width="6.985cm" svg:height="4.445cm" svg:x="9.89cm" svg:y="14.97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4.445cm" svg:height="1.905cm" svg:x="11.16cm" svg:y="14.97cm">
          <draw:text-box>
            <text:p>score identifications</text:p>
          </draw:text-box>
        </draw:frame>
        <draw:custom-shape draw:style-name="gr24" draw:text-style-name="P1" draw:layer="layout" svg:width="3.619cm" svg:height="1.27cm" svg:x="11.477cm" svg:y="17.827cm">
          <text:p text:style-name="P1">pyproph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4" draw:id="id14" draw:layer="layout" svg:width="3.81cm" svg:height="4.445cm" svg:x="18.78cm" svg:y="14.97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3.492cm" svg:height="1.905cm" svg:x="19.098cm" svg:y="14.97cm">
          <draw:text-box>
            <text:p>align </text:p>
            <text:p>features</text:p>
          </draw:text-box>
        </draw:frame>
        <draw:custom-shape draw:style-name="gr25" draw:text-style-name="P1" draw:layer="layout" svg:width="2.349cm" svg:height="1.27cm" svg:x="19.415cm" svg:y="17.827cm">
          <text:p text:style-name="P1">TR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15" draw:id="id15" draw:layer="layout" svg:width="3.175cm" svg:height="4.491cm" svg:x="23.542cm" svg:y="14.924cm">
          <text:p text:style-name="P4">peptide</text:p>
          <text:p text:style-name="P4">Intensity</text:p>
          <text:p text:style-name="P4">matrix</text:p>
          <draw:enhanced-geometry svg:viewBox="0 0 21600 21600" draw:glue-points="10800 0 0 10800 10800 21600 21600 10800" draw:text-areas="0 0 21600 ?f11" draw:type="paper" draw:modifiers="13606.70658682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6" draw:text-style-name="P3" draw:layer="layout" draw:line-skew="0cm -0.083cm" svg:x1="25.13cm" svg:y1="13.697cm" svg:x2="1.635cm" svg:y2="17.192cm" draw:start-shape="id6" draw:start-glue-point="6" draw:end-shape="id12" draw:end-glue-point="3" svg:d="M25130 13697v637h-24130v2858h635" svg:viewBox="0 0 24131 3496">
          <text:p/>
        </draw:connector>
        <draw:connector draw:style-name="gr27" draw:text-style-name="P3" draw:layer="layout" draw:line-skew="-0.402cm" svg:x1="1.318cm" svg:y1="7.509cm" svg:x2="1.635cm" svg:y2="17.192cm" draw:start-shape="id10" draw:start-glue-point="5" draw:end-shape="id12" draw:end-glue-point="3" svg:d="M1318 7509h-953v9683h1270" svg:viewBox="0 0 1271 9684">
          <text:p/>
        </draw:connector>
        <draw:connector draw:style-name="gr28" draw:text-style-name="P3" draw:layer="layout" svg:x1="8.62cm" svg:y1="17.192cm" svg:x2="9.89cm" svg:y2="17.192cm" draw:start-shape="id12" draw:start-glue-point="1" draw:end-shape="id13" draw:end-glue-point="3" svg:d="M8620 17192h1270" svg:viewBox="0 0 1271 1">
          <text:p/>
        </draw:connector>
        <draw:connector draw:style-name="gr29" draw:text-style-name="P3" draw:layer="layout" svg:x1="16.875cm" svg:y1="17.192cm" svg:x2="18.78cm" svg:y2="17.192cm" draw:start-shape="id13" draw:start-glue-point="1" draw:end-shape="id14" draw:end-glue-point="3" svg:d="M16875 17192h1905" svg:viewBox="0 0 1906 1">
          <text:p/>
        </draw:connector>
        <draw:connector draw:style-name="gr30" draw:text-style-name="P3" draw:layer="layout" svg:x1="22.59cm" svg:y1="17.192cm" svg:x2="23.542cm" svg:y2="17.17cm" draw:start-shape="id14" draw:start-glue-point="1" draw:end-shape="id15" draw:end-glue-point="5" svg:d="M22590 17192h476v-22h476" svg:viewBox="0 0 953 2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ouble_20_Dash_20__28_Rounded_29_" svg:stroke-width="0.102cm" svg:stroke-color="#3465a4" draw:marker-start-width="0.356cm" draw:marker-start-center="false" draw:marker-end-width="0.356cm" draw:marker-end-center="false" svg:stroke-linecap="round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7:35:05.399748730</meta:creation-date>
    <dc:date>2023-01-12T19:25:52.480857291</dc:date>
    <meta:editing-duration>PT1H50M38S</meta:editing-duration>
    <meta:editing-cycles>21</meta:editing-cycles>
    <meta:generator>LibreOffice/7.4.3.2$Linux_X86_64 LibreOffice_project/1048a8393ae2eeec98dff31b5c133c5f1d08b890</meta:generator>
    <meta:document-statistic meta:object-count="38"/>
  </office:meta>
</office:document-meta>
</file>